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a08d" officeooo:paragraph-rsid="000fa08d"/>
    </style:style>
    <style:style style:name="P5" style:family="paragraph" style:parent-style-name="Standard">
      <style:text-properties style:font-name="Arial" officeooo:rsid="000fa08d" officeooo:paragraph-rsid="00123725"/>
    </style:style>
    <style:style style:name="P6" style:family="paragraph" style:parent-style-name="Standard">
      <style:text-properties style:font-name="Arial" fo:font-weight="bold" officeooo:rsid="000fa08d" officeooo:paragraph-rsid="00123725" style:font-weight-asian="bold" style:font-weight-complex="bold"/>
    </style:style>
    <style:style style:name="P7" style:family="paragraph" style:parent-style-name="Standard">
      <style:text-properties officeooo:paragraph-rsid="000fa0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b76b"/>
    </style:style>
    <style:style style:name="T3" style:family="text">
      <style:text-properties officeooo:rsid="0011dcc4"/>
    </style:style>
    <style:style style:name="T4" style:family="text">
      <style:text-properties style:font-name="Arial" officeooo:rsid="0011dcc4"/>
    </style:style>
    <style:style style:name="T5" style:family="text">
      <style:text-properties style:font-name="Arial" officeooo:rsid="000fa08d"/>
    </style:style>
    <style:style style:name="T6" style:family="text">
      <style:text-properties officeooo:rsid="001237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<text:span text:style-name="T6">heese Burger Mac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4">1<text:tab/><text:tab/><text:tab/>Onion – finely diced</text:p>
      <text:p text:style-name="P4"><text:tab/><text:tab/><text:tab/>Butter for sauteing onion</text:p>
      <text:p text:style-name="P4"/>
      <text:p text:style-name="P4">1 Lb<text:tab/><text:tab/><text:tab/>Ground Beef</text:p>
      <text:p text:style-name="P4"><text:span text:style-name="T2">2</text:span> tsp<text:tab/><text:tab/><text:tab/>Balsamic Vinegar</text:p>
      <text:p text:style-name="P4"/>
      <text:p text:style-name="P4">3 Oz<text:tab/><text:tab/><text:tab/>Cheddar Cheese – grated</text:p>
      <text:p text:style-name="P4">3 Oz<text:tab/><text:tab/><text:tab/>Jack – grated</text:p>
      <text:p text:style-name="P7"><text:span text:style-name="T4">2</text:span><text:span text:style-name="T5"> oz<text:tab/><text:tab/><text:tab/>A </text:span><text:span text:style-name="T4">Sharp, flavorful Cheese – grated</text:span></text:p>
      <text:p text:style-name="P4"/>
      <text:p text:style-name="P4">2 Tbs<text:tab/><text:tab/><text:tab/>Butter</text:p>
      <text:p text:style-name="P4">1 Tbs<text:tab/><text:tab/><text:tab/>Flour</text:p>
      <text:p text:style-name="P4">1 1.5 Cup<text:tab/><text:tab/>Warm Milk</text:p>
      <text:p text:style-name="P4"/>
      <text:p text:style-name="P4"><text:tab/><text:tab/><text:tab/>Pasta – elbow macaroni</text:p>
      <text:p text:style-name="P4"><text:tab/><text:tab/><text:tab/>Salted Water</text:p>
      <text:p text:style-name="P3"/>
      <text:p text:style-name="P3"/>
      <text:p text:style-name="P3">Cooking Instructions:</text:p>
      <text:p text:style-name="P1"/>
      <text:p text:style-name="P4">Saute Onion in Butter <text:span text:style-name="T2">in small pan.</text:span></text:p>
      <text:p text:style-name="P4"/>
      <text:p text:style-name="P4">Brown Ground Beef. <text:s/>Season Ground Beef with Salt and Pepper</text:p>
      <text:p text:style-name="P4"/>
      <text:p text:style-name="P4">Drain fat and add Balsamic Vinegar. <text:s/>Mix.</text:p>
      <text:p text:style-name="P4"/>
      <text:p text:style-name="P4">Turn off Heat.</text:p>
      <text:p text:style-name="P4"/>
      <text:p text:style-name="P4">In a Medium Pot, make a roux with f<text:span text:style-name="T3">l</text:span>our and butter. <text:s/>Do NOT let brown. <text:span text:style-name="T2">Add about half the Sauted Onion.</text:span></text:p>
      <text:p text:style-name="P4"/>
      <text:p text:style-name="P4">Add Warm Milk and Grated Cheeses.</text:p>
      <text:p text:style-name="P4"/>
      <text:p text:style-name="P4">When Cheeses have melted, add beef and pasta.</text:p>
      <text:p text:style-name="P4"/>
      <text:p text:style-name="P5">If sauce is too tight, add <text:span text:style-name="T3">w</text:span>ater, <text:span text:style-name="T3">½ tbs</text:span></text:p>
      <text:p text:style-name="P5"><text:span text:style-name="T3"><text:s/>at a time</text:span>.</text:p>
      <text:p text:style-name="P4"/>
      <text:p text:style-name="P4">If sauce is too loose, add more cheese.</text:p>
      <text:p text:style-name="P4"/>
      <text:p text:style-name="P4">Season to tas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4T15:26:14.570000000</meta:creation-date>
    <meta:editing-duration>PT14M49S</meta:editing-duration>
    <meta:editing-cycles>6</meta:editing-cycles>
    <meta:generator>LibreOffice/6.3.2.2$Windows_X86_64 LibreOffice_project/98b30e735bda24bc04ab42594c85f7fd8be07b9c</meta:generator>
    <dc:date>2019-12-14T15:52:05.766000000</dc:date>
    <meta:print-date>2019-12-14T15:51:26.809000000</meta:print-date>
    <meta:document-statistic meta:table-count="0" meta:image-count="0" meta:object-count="0" meta:page-count="1" meta:paragraph-count="26" meta:word-count="140" meta:character-count="763" meta:non-whitespace-character-count="613"/>
  </office:meta>
</office:document-meta>
</file>